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automatic-styles>
    <style:style style:name="P1" style:family="paragraph" style:parent-style-name="Subtitle">
      <style:text-properties officeooo:rsid="001b88cf" officeooo:paragraph-rsid="001b88cf"/>
    </style:style>
    <style:style style:name="P2" style:family="paragraph" style:parent-style-name="Text_20_body">
      <style:text-properties officeooo:rsid="001b88cf" officeooo:paragraph-rsid="001b88cf"/>
    </style:style>
    <style:style style:name="P3" style:family="paragraph" style:parent-style-name="Title">
      <style:text-properties officeooo:rsid="001b88cf" officeooo:paragraph-rsid="001b88cf"/>
    </style:style>
    <style:style style:name="T1" style:family="text">
      <style:text-properties officeooo:rsid="001b8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rniket Nostalgie 2 Faux Console</text:p>
      <text:p text:style-name="P1">Test document</text:p>
      <text:h text:style-name="Heading_20_1" text:outline-level="1">Lorem Ipsum</text:h>
      <text:p text:style-name="P2">Lorem ipsum dolor sit amet, consectetur adipiscing elit. Phasellus volutpat gravida dolor, id finibus felis convallis vel. Phasellus pretium magna erat, ac condimentum purus volutpat at. Cras condimentum metus quis sodales rutrum. Suspendisse posuere ipsum ac lacus efficitur mattis id eu arcu. Pellentesque vestibulum pharetra mi ac cursus. Proin aliquet eget ex volutpat ultricies. Vestibulum hendrerit metus et turpis blandit euismod. Sed varius consequat semper. Nam blandit magna ac lacus ullamcorper volutpat.</text:p>
      <text:p text:style-name="P2">Duis pharetra nunc et lorem laoreet iaculis. Donec eget tristique erat, et iaculis justo. Ut rutrum, nisl ut finibus luctus, tellus turpis hendrerit augue, vel volutpat orci dui id orci. Nam dignissim blandit arcu a eleifend. Vivamus sit amet tempus erat. Donec pretium, turpis ac tincidunt dapibus, massa augue placerat libero, id laoreet leo neque nec elit. Aliquam sit amet aliquam turpis. Vivamus auctor tempor augue ut sollicitudin. Nulla commodo justo auctor odio pellentesque, non pretium felis consectetur. Vivamus elementum lectus eu blandit feugiat. Aenean mattis augue sapien, ac suscipit justo condimentum a.</text:p>
      <text:p text:style-name="P2">Nulla in arcu condimentum, placerat est non, interdum ipsum. Aenean id nibh id eros finibus vulputate. Etiam at consequat diam, eget interdum sem. Praesent consequat at felis ut dignissim. Pellentesque venenatis turpis id lorem ornare, quis pretium tellus tristique. Aliquam sed mauris ante. Nam et vestibulum dui, non porttitor mauris. Integer quam elit, ullamcorper venenatis congue sed, iaculis nec justo. Ut volutpat sit amet nibh sed suscipit. </text:p>
      <text:p text:style-name="P2"/>
      <text:h text:style-name="Heading_20_1" text:outline-level="1">Word<text:span text:style-name="T1">s</text:span> list — lowercase</text:h>
      <text:p text:style-name="P2">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ext:soft-page-break/>theatre title totally trekked tutor twenty tying vacuum variable vent vivid void vulnerable vying waffle wally warranted water weather whale winch withheld worry wurst wysiwyg wyvern xavier xenon xmas xylophone yak yeah yip you’re yuck zac zeal zigzag zing zodiac zoo</text:p>
      <text:p text:style-name="P2"/>
      <text:h text:style-name="Heading_20_1" text:outline-level="1">Word<text:span text:style-name="T1">s</text:span> list — uppercase</text:h>
      <text:p text:style-name="P2">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VYING WAFFLE WALLY WARRANTED WATER WEATHER WHALE WINCH WITHHELD WORRY WURST WYSIWYG WYVERN XAVIER XENON XMAS XYLOPHONE YAK YEAH YIP YOU’RE YUCK ZAC ZEAL ZIGZAG ZING ZODIAC ZOO</text:p>
      <text:p text:style-name="P2"/>
      <text:h text:style-name="Heading_20_1" text:outline-level="1">Numbers and fractions</text:h>
      <text:p text:style-name="P2"><text:s text:c="4"/>123g butter, softened</text:p>
      <text:p text:style-name="P2"><text:s text:c="4"/>456g (1 ½ cups) icing sugar</text:p>
      <text:p text:style-name="P2"><text:s text:c="4"/>78ml (¼ cup) gin</text:p>
      <text:p text:style-name="P2"><text:s text:c="4"/>9 tbsp tonic water</text:p>
      <text:p text:style-name="P2"><text:s text:c="4"/>10 tsp finely grated lemon rind</text:p>
      <text:p text:style-name="P2"><text:s text:c="4"/>1 ¾ x 987g madeira cakes</text:p>
      <text:p text:style-name="P2"><text:s text:c="4"/>1 ⅓ x 654g packets white chocolate melts</text:p>
      <text:p text:style-name="P2"><text:s text:c="4"/>1 ⅔ cup desiccated coconut</text:p>
      <text:p text:style-name="P2"><text:s text:c="4"/>1 ⅕ cup milk</text:p>
      <text:p text:style-name="P2"/>
      <text:h text:style-name="Heading_20_1" text:outline-level="1"><text:soft-page-break/>Symbols</text:h>
      <text:p text:style-name="P2">{{curly}} (parenthesis) [square] #hash asterix* colon: semicolon; tilde~ exclamation! question? interrobang‽ caret^ degrees° &lt;great&amp;less&gt; pipe|pipe ‘singlequote’ 'straightquotes' “doublequotes” "doublestraight" person_name@email.com ©copyright ­registered® trademarked™</text:p>
      <text:h text:style-name="Heading_20_1" text:outline-level="1">Kerning pairs</text:h>
      <text:p text:style-name="P2">Av Aw Ay Az Fa Fe Fi Fo Fu Kv Kw Ky Pa Pe Po Ta Te Ti To Tr Ts Tu Ty Va Ve Vo Vr Vu Vy Wa We Wr Wv Wy</text:p>
      <text:p text:style-name="P2">AC AT AVA AWA AYA AV AW AY AZ CT CYC FA FE FO KV KW KY LO LV LY NG OD PA PA PE PO TA TA TE TI TO TR TS TU TY UA VA VA VE VO VR VU VY WA WO WA WE WR WV WY YS</text:p>
      <text:h text:style-name="Heading_20_1" text:outline-level="1">Punctuation</text:h>
      <text:p text:style-name="P2">A. A: A, A; A! A?</text:p>
      <text:p text:style-name="P2">B… B. B: B, B; B! B?</text:p>
      <text:p text:style-name="P2">C… C. C: C, C; C! C?</text:p>
      <text:p text:style-name="P2">D… D. D: D, D; D! D?</text:p>
      <text:p text:style-name="P2">E… E. E: E, E; E! E?</text:p>
      <text:p text:style-name="P2">F… F. F: F, F; F! F?</text:p>
      <text:p text:style-name="P2">G… G. G: G, G; G! G?</text:p>
      <text:p text:style-name="P2">H… H. H: H, H; H! H?</text:p>
      <text:p text:style-name="P2">I… I. I: I, I; I! I?</text:p>
      <text:p text:style-name="P2">J… J. J: J, J; J! J?</text:p>
      <text:p text:style-name="P2">K… K. K: K, K; K! K?</text:p>
      <text:p text:style-name="P2">L… L. L: L, L; L! L?</text:p>
      <text:p text:style-name="P2">M… M. M: M, M; M! M?</text:p>
      <text:p text:style-name="P2">N… N. N: N, N; N! N?</text:p>
      <text:p text:style-name="P2">O… O. O: O, O; O! O?</text:p>
      <text:p text:style-name="P2">P… P. P: P, P; P! P?</text:p>
      <text:p text:style-name="P2">Q… Q. Q: Q, Q; Q! Q?</text:p>
      <text:p text:style-name="P2">R… R. R: R, R; R! R?</text:p>
      <text:p text:style-name="P2">S… S. S: S, S; S! S?</text:p>
      <text:p text:style-name="P2">T… T. T: T, T; T! T?</text:p>
      <text:p text:style-name="P2">U… U. U: U, U; U! U?</text:p>
      <text:p text:style-name="P2">V… V. V: V, V; V! V?</text:p>
      <text:p text:style-name="P2"><text:soft-page-break/>W… W. W: W, W; W! W?</text:p>
      <text:p text:style-name="P2">X… X. X: X, X; X! X?</text:p>
      <text:p text:style-name="P2">Y… Y. Y: Y, Y; Y! Y?</text:p>
      <text:p text:style-name="P2">Z… Z. Z: Z, Z; Z! Z?</text:p>
      <text:p text:style-name="P2"/>
      <text:p text:style-name="P2">a… a. a: a, a; a! a?</text:p>
      <text:p text:style-name="P2">b… b. b: b, b; b! b?</text:p>
      <text:p text:style-name="P2">c… c. c: c, c; c! c?</text:p>
      <text:p text:style-name="P2">d… d. d: d, d; d! d?</text:p>
      <text:p text:style-name="P2">e… e. e: e, e; e! e?</text:p>
      <text:p text:style-name="P2">f… f. f: f, f; f! f?</text:p>
      <text:p text:style-name="P2">g… g. g: g, g; g! g?</text:p>
      <text:p text:style-name="P2">h… h. h: h, h; h! h?</text:p>
      <text:p text:style-name="P2">i… i. i: i, i; i! i?</text:p>
      <text:p text:style-name="P2">j… j. j: j, j; j! j?</text:p>
      <text:p text:style-name="P2">k… k. k: k, k; k! k?</text:p>
      <text:p text:style-name="P2">l… l. l: l, l; l! l?</text:p>
      <text:p text:style-name="P2">m… m. m: m, m; m! m?</text:p>
      <text:p text:style-name="P2">n… n. n: n, n; n! n?</text:p>
      <text:p text:style-name="P2">o… o. o: o, o; o! o?</text:p>
      <text:p text:style-name="P2">p… p. p: p, p; p! p?</text:p>
      <text:p text:style-name="P2">q… q. q: q, q; q! q?</text:p>
      <text:p text:style-name="P2">r… r. r: r, r; r! r?</text:p>
      <text:p text:style-name="P2">s… s. s: s, s; s! s?</text:p>
      <text:p text:style-name="P2">t… t. t: t, t; t! t?</text:p>
      <text:p text:style-name="P2">u… u. u: u, u; u! u?</text:p>
      <text:p text:style-name="P2">v… v. v: v, v; v! v?</text:p>
      <text:p text:style-name="P2">w… w. w: w, w; w! w?</text:p>
      <text:p text:style-name="P2">x… x. x: x, x; x! x?</text:p>
      <text:p text:style-name="P2">y… y. y: y, y; y! y?</text:p>
      <text:p text:style-name="P2">z… z. z: z, z; z! Z?</text:p>
      <text:p text:style-name="P2"/>
      <text:p text:style-name="P2">Some diacritics that require particular spacing considerations</text:p>
      <text:p text:style-name="P2"><text:soft-page-break/></text:p>
      <text:p text:style-name="P2"><text:s/></text:p>
      <text:p text:style-name="P2"/>
      <text:p text:style-name="P2">32px</text:p>
      <text:p text:style-name="P2"/>
      <text:p text:style-name="P2">HĽHďHľHťHŀHłHĿH</text:p>
      <text:p text:style-name="P2"/>
      <text:p text:style-name="P2"><text:s/></text:p>
      <text:p text:style-name="P2"/>
      <text:p text:style-name="P2">32px</text:p>
      <text:p text:style-name="P2"/>
      <text:p text:style-name="P2">objížďková vďačíme</text:p>
      <text:p text:style-name="P2">veľhory veľrybých</text:p>
      <text:p text:style-name="P2">štvrťhodinový najťažších</text:p>
      <text:p text:style-name="P2">Iŀlustració ceŀla</text:p>
      <text:p text:style-name="P2">COĿLEGI CEĿLA</text:p>
      <text:p text:style-name="P2">źródłosłowu przetłumaczone ukształtowanie bułharyna</text:p>
      <text:p text:style-name="P2"/>
      <text:p text:style-name="P2"><text:s/></text:p>
      <text:p text:style-name="P2"/>
      <text:p text:style-name="P2">32px</text:p>
      <text:p text:style-name="P2"/>
      <text:p text:style-name="P2">Czech:</text:p>
      <text:p text:style-name="P2">Přijďte k nám na nový ďábelský koncert! Budeme hrát s ďábelským nadšením. Zkuste si také naše ľahké recepty na ľahké a lahodné dezerty. Pokud máte rádi ťukání kláves a ťukání na stůl, neváhejte se přidat k našim ťukacím večerům.</text:p>
      <text:p text:style-name="P2"/>
      <text:p text:style-name="P2"><text:s/></text:p>
      <text:p text:style-name="P2"/>
      <text:p text:style-name="P2">32px</text:p>
      <text:p text:style-name="P2"/>
      <text:p text:style-name="P2">ď: vďačíme pribrzďovaný ľuďmi poďakoval meďnato shromažďování buďto zhromažďujú päťloďová najďalej přijď žďárských sústreďovať shromažďovaly háďatko kapraďorostů zhromažďovala objížďková keďže předpověď maďarština ľuďoch žerďové loďstvo soustřeďující srď stredomaďarská</text:p>
      <text:p text:style-name="P2"><text:soft-page-break/></text:p>
      <text:p text:style-name="P2"><text:s/></text:p>
      <text:p text:style-name="P2"/>
      <text:p text:style-name="P2">32px</text:p>
      <text:p text:style-name="P2"/>
      <text:p text:style-name="P2">ľ: veľrybých spracovateľský postrehnuteľné veľkokrtíšska rozľahlosť najľudnatejším svojvôľa chvíľach veľvyslanectve vľúdny odtiaľto iľjič veľkolepým preukázateľne boľševickej fľaše nehorľavý obľúbenými oceľželezo odľahčenie korčuľovanie voľbách najobľúbenejší nadľudia šmirgľového predstaviteľmi protiľudácke oľga uvoľňovanými topoľčiankach veľhory čľup obkľúčeného veľkokniežaťom žľaboch rozptyľovaniu krikľúň zdokonaľovanie súľovských veľkomoravskej pozorovateľnom vysvetľovaná ďalekohľadom neponáhľalo veľkosť veľkokrtíšsky rýľ neušľachtilých pokračovateľa kráľovstvo predstaviteľom</text:p>
      <text:p text:style-name="P2"/>
      <text:p text:style-name="P2"><text:s/></text:p>
      <text:p text:style-name="P2"/>
      <text:p text:style-name="P2">32px</text:p>
      <text:p text:style-name="P2"/>
      <text:p text:style-name="P2">ť: dešťů rozťať zajišťujících najťažších rozľahlosť zošúveriť zaúčať diskrétnosť znečišťujících pätnásťnásobok zvláštnosťou treťohorách hradišťský desaťtisíckrát jedenásťročný zapríčiňovať deťmi svišť výťahov štvrťhodiny kŕmiť oběťmi päťloďová používať predkresťanské paměťové polotloušťka premiestňovať rozmiestniť újesť křesťanskému môťová znečišťovateli trinásťčlenná veľkokniežaťom desaťnásobok sústreďovať rozpúšťadlá vťahovaný dvadsaťštyri znečisťovania pečeť pristáť zaštiťoval neboť doťahovať šesťuholníkový súťaživosti päťcípej vysokonapäťové štvrťhodinový</text:p>
      <text:p text:style-name="P2"/>
      <text:p text:style-name="P2"><text:s/></text:p>
      <text:p text:style-name="P2"/>
      <text:p text:style-name="P2">32px</text:p>
      <text:p text:style-name="P2"/>
      <text:p text:style-name="P2">ł: nieodłącznym krótkotrwałych współrzędnych mścisław wypełniających częściowoukład przetłumaczone ukształtowanie półzamkniętych najsłynniejsze skarłowaciałe płaszczyźnie maćkała właściwościami bułharyna zapoczątkowały współzależnych półprzewodniki kołłątaja rybołówstwo inowrocławiu rozczłonkowany współmałżonków młodzieńczych wzmógł półfinale organizowałby spółgłoskach przyśpieszyły wyżłobionym płaskorzeźby nierozłożonych głąbińskiego przekształcana prawidłowości przepłynął włókienniczej współwystępują dziewięćsił niepodległości pogłębiającemu dwójłomnym chłodniejszych gałąź współpracę współdziałanie parzydełkowców zatytułowanym uczestniczyło długotrwałeg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porniket Nostalgie 2 Faux Console" fo:font-family="'Sporniket Nostalgie 2 Faux Console'"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Sporniket Nostalgie 2 Faux Console" fo:font-family="'Sporniket Nostalgie 2 Faux Console'"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1T20:51:08.069743742</meta:creation-date>
    <dc:date>2026-03-31T21:06:48.804431857</dc:date>
    <meta:editing-duration>PT4M26S</meta:editing-duration>
    <meta:editing-cycles>2</meta:editing-cycles>
    <meta:generator>LibreOffice/24.2.7.2$Linux_X86_64 LibreOffice_project/420$Build-2</meta:generator>
    <meta:document-statistic meta:table-count="0" meta:image-count="0" meta:object-count="0" meta:page-count="6" meta:paragraph-count="106" meta:word-count="1545" meta:character-count="9707" meta:non-whitespace-character-count="8217"/>
  </office:meta>
</office:document-meta>
</file>